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822a" officeooo:paragraph-rsid="001a822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82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24th</text:span> of <text:span text:style-name="T5">August</text:span> 202<text:span text:style-name="T3">1</text:span> under the <text:span text:style-name="T5">59th</text:span> PA Meeting.</text:p>
      <text:p text:style-name="P1"/>
      <text:p text:style-name="P1">The Assembly, recognising the current situation,</text:p>
      <text:p text:style-name="P1"/>
      <text:p text:style-name="P4">Constitutes the need to hold weekly meetings, given there are motions to discuss. This so motions are discussed within more reasonable timeframe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9-3: To hold weekly meeting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24T17:14:52.932394254</dc:date>
    <meta:editing-duration>PT2M25S</meta:editing-duration>
    <meta:editing-cycles>5</meta:editing-cycles>
    <meta:generator>LibreOffice/7.1.5.2$Linux_X86_64 LibreOffice_project/c18cfcb0f8824ad4ef2fc2ec0bd004713f8a9d14</meta:generator>
    <meta:document-statistic meta:table-count="0" meta:image-count="0" meta:object-count="0" meta:page-count="1" meta:paragraph-count="7" meta:word-count="54" meta:character-count="347" meta:non-whitespace-character-count="300"/>
  </office:meta>
</office:document-meta>
</file>